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Grammar.ControllerGrammar( CoreAnnotationProcessorEnv env , Diagnostics diags , RuntimeVersionChecker rvc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ler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